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Time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Timer.getGroup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Timer.dela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yncTimer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ncTimer.setGroupSize( int numThrea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